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155cm" draw:marker-end-width="0.155cm" draw:fill="solid" draw:fill-color="#ffffff" draw:textarea-horizontal-align="center" draw:textarea-vertical-align="middle" fo:padding-top="0cm" fo:padding-bottom="0cm" fo:padding-left="0cm" fo:padding-right="0cm"/>
    </style:style>
    <style:style style:name="gr2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cm" svg:stroke-color="#ffffff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cm" svg:stroke-color="#ffffff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15" style:family="graphic" style:parent-style-name="standard">
      <style:graphic-properties svg:stroke-width="0cm" draw:marker-start-width="0.2cm" draw:marker-end-width="0.2cm" draw:textarea-horizontal-align="center" draw:textarea-vertical-align="middle" fo:padding-top="0.087cm" fo:padding-bottom="0.087cm" fo:padding-left="0.212cm" fo:padding-right="0.212cm"/>
    </style:style>
    <style:style style:name="gr16" style:family="graphic" style:parent-style-name="standard">
      <style:graphic-properties svg:stroke-width="0cm" draw:marker-start-width="0.279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gr17" style:family="graphic" style:parent-style-name="standard">
      <style:graphic-properties draw:ole-draw-aspect="1" style:protect="size"/>
    </style:style>
    <style:style style:name="gr18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cm" svg:stroke-color="#ffffff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Raavi" style:font-family-generic-complex="system" style:font-pitch-complex="variable" style:font-size-complex="18pt" style:language-complex="pa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01cm" svg:height="0.479cm" svg:x="3.141cm" svg:y="0.805cm">
          <text:p/>
        </draw:rect>
        <draw:g>
          <draw:circle draw:style-name="gr2" draw:text-style-name="P2" draw:layer="layout" svg:width="-0.301cm" svg:height="-0.302cm" svg:x="5.837cm" svg:y="1.208cm" draw:kind="arc" draw:start-angle="178.71" draw:end-angle="0.34">
            <text:p/>
          </draw:circle>
          <draw:circle draw:style-name="gr3" draw:text-style-name="P2" draw:layer="layout" svg:width="-0.302cm" svg:height="-0.302cm" svg:x="6.136cm" svg:y="1.205cm" draw:kind="arc" draw:start-angle="178.71" draw:end-angle="0.34">
            <text:p/>
          </draw:circle>
          <draw:circle draw:style-name="gr4" draw:text-style-name="P2" draw:layer="layout" svg:width="-0.301cm" svg:height="-0.302cm" svg:x="6.436cm" svg:y="1.208cm" draw:kind="arc" draw:start-angle="178.71" draw:end-angle="0.34">
            <text:p/>
          </draw:circle>
          <draw:circle draw:style-name="gr5" draw:text-style-name="P2" draw:layer="layout" svg:width="-0.302cm" svg:height="-0.302cm" svg:x="5.538cm" svg:y="1.205cm" draw:kind="arc" draw:start-angle="178.71" draw:end-angle="0.34">
            <text:p/>
          </draw:circle>
          <draw:circle draw:style-name="gr6" draw:text-style-name="P2" draw:layer="layout" svg:width="-0.302cm" svg:height="-0.302cm" svg:x="5.239cm" svg:y="1.205cm" draw:kind="arc" draw:start-angle="178.71" draw:end-angle="0.34">
            <text:p/>
          </draw:circle>
          <draw:line draw:style-name="gr7" draw:text-style-name="P2" draw:layer="layout" svg:x1="6.438cm" svg:y1="1.076cm" svg:x2="4.942cm" svg:y2="1.076cm">
            <text:p/>
          </draw:line>
        </draw:g>
        <draw:rect draw:style-name="gr1" draw:text-style-name="P1" draw:layer="layout" svg:width="0.585cm" svg:height="1.475cm" svg:x="5.906cm" svg:y="2.237cm">
          <text:p/>
        </draw:rect>
        <draw:g>
          <draw:circle draw:style-name="gr8" draw:text-style-name="P2" draw:layer="layout" svg:width="0.301cm" svg:height="0.302cm" draw:transform="rotate (-1.57079632679579) translate (7.294cm 2.835cm)" draw:kind="arc" draw:start-angle="178.71" draw:end-angle="0.34">
            <text:p/>
          </draw:circle>
          <draw:circle draw:style-name="gr9" draw:text-style-name="P2" draw:layer="layout" svg:width="0.302cm" svg:height="0.302cm" draw:transform="rotate (-1.57079632679579) translate (7.291cm 2.536cm)" draw:kind="arc" draw:start-angle="178.71" draw:end-angle="0.34">
            <text:p/>
          </draw:circle>
          <draw:circle draw:style-name="gr10" draw:text-style-name="P2" draw:layer="layout" svg:width="0.301cm" svg:height="0.302cm" draw:transform="rotate (-1.57079632679579) translate (7.294cm 2.236cm)" draw:kind="arc" draw:start-angle="178.71" draw:end-angle="0.34">
            <text:p/>
          </draw:circle>
          <draw:circle draw:style-name="gr11" draw:text-style-name="P2" draw:layer="layout" svg:width="0.302cm" svg:height="0.302cm" draw:transform="rotate (-1.57079632679579) translate (7.291cm 3.134cm)" draw:kind="arc" draw:start-angle="178.71" draw:end-angle="0.34">
            <text:p/>
          </draw:circle>
          <draw:circle draw:style-name="gr12" draw:text-style-name="P2" draw:layer="layout" svg:width="0.302cm" svg:height="0.302cm" draw:transform="rotate (-1.57079632679579) translate (7.291cm 3.433cm)" draw:kind="arc" draw:start-angle="178.71" draw:end-angle="0.34">
            <text:p/>
          </draw:circle>
          <draw:line draw:style-name="gr13" draw:text-style-name="P2" draw:layer="layout" svg:x1="7.162cm" svg:y1="2.234cm" svg:x2="7.162cm" svg:y2="3.73cm">
            <text:p/>
          </draw:line>
        </draw:g>
        <draw:line draw:style-name="gr14" draw:text-style-name="P3" draw:layer="layout" svg:x1="6.431cm" svg:y1="1.056cm" svg:x2="7.863cm" svg:y2="1.056cm">
          <text:p/>
        </draw:line>
        <draw:line draw:style-name="gr14" draw:text-style-name="P3" draw:layer="layout" svg:x1="4.642cm" svg:y1="1.046cm" svg:x2="4.937cm" svg:y2="1.046cm">
          <text:p/>
        </draw:line>
        <draw:line draw:style-name="gr14" draw:text-style-name="P3" draw:layer="layout" svg:x1="2.56cm" svg:y1="1.035cm" svg:x2="3.146cm" svg:y2="1.035cm">
          <text:p/>
        </draw:line>
        <draw:line draw:style-name="gr14" draw:text-style-name="P3" draw:layer="layout" svg:x1="2.57cm" svg:y1="4.063cm" svg:x2="12.202cm" svg:y2="4.063cm">
          <text:p/>
        </draw:line>
        <draw:line draw:style-name="gr14" draw:text-style-name="P3" draw:layer="layout" svg:x1="6.187cm" svg:y1="3.707cm" svg:x2="6.187cm" svg:y2="4.073cm">
          <text:p/>
        </draw:line>
        <draw:line draw:style-name="gr14" draw:text-style-name="P3" draw:layer="layout" svg:x1="7.142cm" svg:y1="3.738cm" svg:x2="7.142cm" svg:y2="4.073cm">
          <text:p/>
        </draw:line>
        <draw:line draw:style-name="gr15" draw:text-style-name="P3" draw:layer="layout" svg:x1="7.146cm" svg:y1="2.239cm" svg:x2="7.146cm" svg:y2="2.025cm">
          <text:p/>
        </draw:line>
        <draw:line draw:style-name="gr14" draw:text-style-name="P3" draw:layer="layout" svg:x1="6.177cm" svg:y1="2.234cm" svg:x2="6.177cm" svg:y2="2.021cm">
          <text:p/>
        </draw:line>
        <draw:line draw:style-name="gr14" draw:text-style-name="P3" draw:layer="layout" svg:x1="7.146cm" svg:y1="2.025cm" svg:x2="6.17cm" svg:y2="2.025cm">
          <text:p/>
        </draw:line>
        <draw:line draw:style-name="gr14" draw:text-style-name="P3" draw:layer="layout" svg:x1="6.621cm" svg:y1="2.025cm" svg:x2="6.621cm" svg:y2="1.056cm">
          <text:p/>
        </draw:line>
        <draw:line draw:style-name="gr16" draw:text-style-name="P3" draw:layer="layout" svg:x1="4.592cm" svg:y1="0.503cm" svg:x2="5.371cm" svg:y2="0.497cm">
          <text:p/>
        </draw:line>
        <draw:frame draw:style-name="gr17" draw:layer="layout" svg:width="0.561cm" svg:height="0.673cm" svg:x="5.354cm" svg:y="0.15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layer="layout" svg:width="0.569cm" svg:height="0.577cm" svg:x="9.905cm" svg:y="0.22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layer="layout" svg:width="0.65cm" svg:height="0.673cm" svg:x="7.162cm" svg:y="2.22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6" draw:text-style-name="P3" draw:layer="layout" svg:x1="9.072cm" svg:y1="0.517cm" svg:x2="9.986cm" svg:y2="0.517cm">
          <text:p/>
        </draw:line>
        <draw:rect draw:style-name="gr1" draw:text-style-name="P1" draw:layer="layout" svg:width="1.509cm" svg:height="0.479cm" svg:x="7.833cm" svg:y="0.841cm">
          <text:p/>
        </draw:rect>
        <draw:g>
          <draw:circle draw:style-name="gr18" draw:text-style-name="P2" draw:layer="layout" svg:width="-0.301cm" svg:height="-0.302cm" svg:x="10.615cm" svg:y="1.239cm" draw:kind="arc" draw:start-angle="178.71" draw:end-angle="0.34">
            <text:p/>
          </draw:circle>
          <draw:circle draw:style-name="gr19" draw:text-style-name="P2" draw:layer="layout" svg:width="-0.302cm" svg:height="-0.302cm" svg:x="10.914cm" svg:y="1.236cm" draw:kind="arc" draw:start-angle="178.71" draw:end-angle="0.34">
            <text:p/>
          </draw:circle>
          <draw:circle draw:style-name="gr20" draw:text-style-name="P2" draw:layer="layout" svg:width="-0.301cm" svg:height="-0.302cm" svg:x="11.214cm" svg:y="1.239cm" draw:kind="arc" draw:start-angle="178.71" draw:end-angle="0.34">
            <text:p/>
          </draw:circle>
          <draw:circle draw:style-name="gr21" draw:text-style-name="P2" draw:layer="layout" svg:width="-0.302cm" svg:height="-0.302cm" svg:x="10.316cm" svg:y="1.236cm" draw:kind="arc" draw:start-angle="178.71" draw:end-angle="0.34">
            <text:p/>
          </draw:circle>
          <draw:circle draw:style-name="gr22" draw:text-style-name="P2" draw:layer="layout" svg:width="-0.302cm" svg:height="-0.302cm" svg:x="10.017cm" svg:y="1.236cm" draw:kind="arc" draw:start-angle="178.71" draw:end-angle="0.34">
            <text:p/>
          </draw:circle>
          <draw:line draw:style-name="gr23" draw:text-style-name="P2" draw:layer="layout" svg:x1="11.216cm" svg:y1="1.107cm" svg:x2="9.72cm" svg:y2="1.107cm">
            <text:p/>
          </draw:line>
        </draw:g>
        <draw:line draw:style-name="gr14" draw:text-style-name="P3" draw:layer="layout" svg:x1="9.343cm" svg:y1="1.081cm" svg:x2="9.719cm" svg:y2="1.081cm">
          <text:p/>
        </draw:line>
        <draw:line draw:style-name="gr14" draw:text-style-name="P3" draw:layer="layout" svg:x1="11.216cm" svg:y1="1.086cm" svg:x2="12.242cm" svg:y2="1.086cm">
          <text:p/>
        </draw:line>
        <draw:frame draw:style-name="gr17" draw:layer="layout" svg:width="0.534cm" svg:height="0.466cm" svg:x="2.361cm" svg:y="1.60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7" draw:layer="layout" svg:width="0.534cm" svg:height="0.466cm" svg:x="7.162cm" svg:y="1.6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7" draw:layer="layout" svg:width="0.534cm" svg:height="0.466cm" svg:x="2.392cm" svg:y="3.1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7" draw:layer="layout" svg:width="0.534cm" svg:height="0.466cm" svg:x="7.339cm" svg:y="3.06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7" draw:layer="layout" svg:width="0.626cm" svg:height="0.588cm" svg:x="3.265cm" svg:y="1.309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7" draw:layer="layout" svg:width="0.626cm" svg:height="0.588cm" svg:x="5.618cm" svg:y="4.184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7" draw:layer="layout" svg:width="0.939cm" svg:height="0.59cm" svg:x="6.508cm" svg:y="4.20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7" draw:layer="layout" svg:width="0.625cm" svg:height="0.527cm" svg:x="8.213cm" svg:y="1.3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7" draw:layer="layout" svg:width="0.875cm" svg:height="0.59cm" svg:x="5.109cm" svg:y="1.269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7" draw:layer="layout" svg:width="0.875cm" svg:height="0.53cm" svg:x="9.924cm" svg:y="1.298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7" draw:layer="layout" svg:width="0.665cm" svg:height="0.579cm" svg:x="11.582cm" svg:y="2.22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7" draw:layer="layout" svg:width="0.534cm" svg:height="0.466cm" svg:x="11.597cm" svg:y="1.47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7" draw:layer="layout" svg:width="0.534cm" svg:height="0.466cm" svg:x="11.602cm" svg:y="3.10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7" draw:layer="layout" svg:width="0.65cm" svg:height="0.673cm" svg:x="2.296cm" svg:y="2.245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3.9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subsup>
        <math:mi>I</math:mi>
        <math:mn>1</math:mn>
        <math:mi>'</math:mi>
      </math:msubsup>
      <math:mo math:stretchy="false">ˆ</math:mo>
    </math:mover>
    <math:annotation math:encoding="StarMath 5.0">hat {I}^{'}_1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bsup>
      <math:mi>R</math:mi>
      <math:mn>1</math:mn>
      <math:mi>'</math:mi>
    </math:msubsup>
    <math:annotation math:encoding="StarMath 5.0">R^{'}_1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bsup>
      <math:mi>R</math:mi>
      <math:mi>c</math:mi>
      <math:mi>'</math:mi>
    </math:msubsup>
    <math:annotation math:encoding="StarMath 5.0">R^{'}_c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n>2</math:mn>
      </math:msub>
      <math:mo math:stretchy="false">ˆ</math:mo>
    </math:mover>
    <math:annotation math:encoding="StarMath 5.0">hat I_2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bsup>
      <math:mi math:fontstyle="italic">jX</math:mi>
      <math:mi>m</math:mi>
      <math:mi>'</math:mi>
    </math:msubsup>
    <math:annotation math:encoding="StarMath 5.0">jX^{'}_m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ub>
      <math:mi>R</math:mi>
      <math:mn>2</math:mn>
    </math:msub>
    <math:annotation math:encoding="StarMath 5.0">R_2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ubsup>
      <math:mi math:fontstyle="italic">jX</math:mi>
      <math:mn>1</math:mn>
      <math:mi>'</math:mi>
    </math:msubsup>
    <math:annotation math:encoding="StarMath 5.0">jX^{'}_1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i math:fontstyle="italic">jX</math:mi>
      <math:mn>2</math:mn>
    </math:msub>
    <math:annotation math:encoding="StarMath 5.0">jX_2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n>2</math:mn>
      </math:msub>
      <math:mo math:stretchy="false">ˆ</math:mo>
    </math:mover>
    <math:annotation math:encoding="StarMath 5.0">hat V_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sup>
        <math:mi>V</math:mi>
        <math:mn>1</math:mn>
        <math:mi>'</math:mi>
      </math:msubsup>
      <math:mo math:stretchy="false">ˆ</math:mo>
    </math:mover>
    <math:annotation math:encoding="StarMath 5.0">hat V^{'}_1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subsup>
        <math:mi>E</math:mi>
        <math:mn>1</math:mn>
        <math:mi>'</math:mi>
      </math:msubsup>
      <math:mo math:stretchy="false">ˆ</math:mo>
    </math:mover>
    <math:annotation math:encoding="StarMath 5.0">hat E^{'}_1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